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1" style:family="paragraph" style:parent-style-name="Balise">
      <style:text-properties style:use-window-font-color="true"/>
    </style:style>
    <style:style style:name="P32" style:family="paragraph" style:parent-style-name="Code">
      <style:text-properties style:font-name="DejaVu Sans1" fo:font-size="10pt" style:font-size-asian="10pt" style:font-size-complex="10pt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Tableau_20_entête">
      <style:paragraph-properties fo:text-align="center" style:justify-single-word="false"/>
    </style:style>
    <style:style style:name="P35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36" style:family="paragraph" style:parent-style-name="Text_20_body">
      <style:text-properties officeooo:rsid="0032e14d" officeooo:paragraph-rsid="004b8f2c"/>
    </style:style>
    <style:style style:name="P37" style:family="paragraph" style:parent-style-name="Text_20_body" style:list-style-name="L9">
      <style:text-properties officeooo:rsid="00486249" officeooo:paragraph-rsid="004b8f2c"/>
    </style:style>
    <style:style style:name="P38" style:family="paragraph" style:parent-style-name="Text_20_body">
      <style:text-properties officeooo:rsid="00486249" officeooo:paragraph-rsid="004b8f2c"/>
    </style:style>
    <style:style style:name="P39" style:family="paragraph" style:parent-style-name="Text_20_body" style:list-style-name="L10">
      <style:text-properties officeooo:paragraph-rsid="004b8f2c"/>
    </style:style>
    <style:style style:name="P40" style:family="paragraph" style:parent-style-name="Text_20_body">
      <style:text-properties officeooo:paragraph-rsid="004b8f2c"/>
    </style:style>
    <style:style style:name="P41" style:family="paragraph" style:parent-style-name="Text_20_body">
      <style:text-properties officeooo:paragraph-rsid="004e1cbe"/>
    </style:style>
    <style:style style:name="P42" style:family="paragraph" style:parent-style-name="Text_20_body">
      <style:text-properties fo:language="fr" fo:country="FR" officeooo:rsid="00656d61" officeooo:paragraph-rsid="00656d61" fo:background-color="transparent"/>
    </style:style>
    <style:style style:name="P43" style:family="paragraph" style:parent-style-name="Text_20_body" style:list-style-name="L20">
      <style:text-properties fo:language="fr" fo:country="FR" officeooo:paragraph-rsid="005e0702"/>
    </style:style>
    <style:style style:name="P44" style:family="paragraph" style:parent-style-name="Text_20_body">
      <style:text-properties fo:language="fr" fo:country="FR" officeooo:paragraph-rsid="005e0702"/>
    </style:style>
    <style:style style:name="P45" style:family="paragraph" style:parent-style-name="Text_20_body">
      <style:text-properties officeooo:paragraph-rsid="00528e40"/>
    </style:style>
    <style:style style:name="P46" style:family="paragraph" style:parent-style-name="Text_20_body">
      <style:paragraph-properties fo:text-align="center" style:justify-single-word="false"/>
      <style:text-properties officeooo:paragraph-rsid="00528e40"/>
    </style:style>
    <style:style style:name="P47" style:family="paragraph" style:parent-style-name="Text_20_body">
      <style:text-properties officeooo:rsid="00545331" officeooo:paragraph-rsid="00545331"/>
    </style:style>
    <style:style style:name="P48" style:family="paragraph" style:parent-style-name="Text_20_body">
      <style:text-properties officeooo:rsid="00564c62" officeooo:paragraph-rsid="00564c62"/>
    </style:style>
    <style:style style:name="P49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50" style:family="paragraph" style:parent-style-name="Text_20_body">
      <style:text-properties officeooo:rsid="00584bdd" officeooo:paragraph-rsid="00584bdd"/>
    </style:style>
    <style:style style:name="P51" style:family="paragraph" style:parent-style-name="Text_20_body">
      <style:text-properties officeooo:paragraph-rsid="00584bdd"/>
    </style:style>
    <style:style style:name="P52" style:family="paragraph" style:parent-style-name="Text_20_body">
      <style:text-properties officeooo:rsid="005b9416" officeooo:paragraph-rsid="005b9416"/>
    </style:style>
    <style:style style:name="P53" style:family="paragraph" style:parent-style-name="Text_20_body">
      <style:text-properties officeooo:paragraph-rsid="005e0702"/>
    </style:style>
    <style:style style:name="P54" style:family="paragraph" style:parent-style-name="Text_20_body">
      <style:text-properties officeooo:paragraph-rsid="005e4d22"/>
    </style:style>
    <style:style style:name="P55" style:family="paragraph" style:parent-style-name="Text_20_body">
      <style:paragraph-properties fo:text-align="center" style:justify-single-word="false"/>
      <style:text-properties officeooo:rsid="006061b7" officeooo:paragraph-rsid="006061b7"/>
    </style:style>
    <style:style style:name="P56" style:family="paragraph" style:parent-style-name="Text_20_body">
      <style:text-properties officeooo:paragraph-rsid="0062c995"/>
    </style:style>
    <style:style style:name="P57" style:family="paragraph" style:parent-style-name="Text_20_body">
      <style:text-properties officeooo:rsid="0064ac5c" officeooo:paragraph-rsid="0064ac5c"/>
    </style:style>
    <style:style style:name="P58" style:family="paragraph" style:parent-style-name="Text_20_body" style:list-style-name="L11">
      <style:paragraph-properties fo:margin-top="0cm" fo:margin-bottom="0cm" loext:contextual-spacing="false"/>
      <style:text-properties officeooo:paragraph-rsid="00528e40"/>
    </style:style>
    <style:style style:name="P59" style:family="paragraph" style:parent-style-name="Text_20_body">
      <style:paragraph-properties fo:margin-top="0cm" fo:margin-bottom="0cm" loext:contextual-spacing="false"/>
      <style:text-properties officeooo:paragraph-rsid="00528e40"/>
    </style:style>
    <style:style style:name="P60" style:family="paragraph" style:parent-style-name="Text_20_body" style:list-style-name="L12">
      <style:paragraph-properties fo:margin-top="0cm" fo:margin-bottom="0cm" loext:contextual-spacing="false"/>
      <style:text-properties officeooo:paragraph-rsid="005e4d22"/>
    </style:style>
    <style:style style:name="P61" style:family="paragraph" style:parent-style-name="Text_20_body" style:list-style-name="L11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62" style:family="paragraph" style:parent-style-name="Heading_20_1">
      <style:text-properties officeooo:rsid="003b1bfb" officeooo:paragraph-rsid="004e1cbe"/>
    </style:style>
    <style:style style:name="P63" style:family="paragraph" style:parent-style-name="Heading_20_1">
      <style:text-properties officeooo:rsid="003b1bfb" officeooo:paragraph-rsid="005e0702"/>
    </style:style>
    <style:style style:name="P64" style:family="paragraph" style:parent-style-name="Heading_20_1">
      <style:text-properties officeooo:rsid="00564c62" officeooo:paragraph-rsid="0057e8f8"/>
    </style:style>
    <style:style style:name="P65" style:family="paragraph" style:parent-style-name="Heading_20_1">
      <style:text-properties officeooo:paragraph-rsid="0062c995"/>
    </style:style>
    <style:style style:name="P66" style:family="paragraph" style:parent-style-name="Heading_20_1">
      <style:paragraph-properties fo:break-before="page"/>
      <style:text-properties fo:color="#ffffff"/>
    </style:style>
    <style:style style:name="P67" style:family="paragraph" style:parent-style-name="Heading_20_2">
      <style:text-properties officeooo:paragraph-rsid="004b8f2c"/>
    </style:style>
    <style:style style:name="P68" style:family="paragraph" style:parent-style-name="Heading_20_2">
      <style:text-properties officeooo:rsid="004e1cbe" officeooo:paragraph-rsid="004e1cbe"/>
    </style:style>
    <style:style style:name="P69" style:family="paragraph" style:parent-style-name="Heading_20_2">
      <style:text-properties officeooo:rsid="0056cf71" officeooo:paragraph-rsid="0056cf71"/>
    </style:style>
    <style:style style:name="P70" style:family="paragraph" style:parent-style-name="Heading_20_2">
      <style:text-properties officeooo:rsid="006061b7" officeooo:paragraph-rsid="006061b7"/>
    </style:style>
    <style:style style:name="P71" style:family="paragraph" style:parent-style-name="Heading_20_2">
      <style:text-properties officeooo:rsid="00612c07" officeooo:paragraph-rsid="00612c07"/>
    </style:style>
    <style:style style:name="P72" style:family="paragraph" style:parent-style-name="Heading_20_2">
      <style:text-properties officeooo:paragraph-rsid="0062c995"/>
    </style:style>
    <style:style style:name="P73" style:family="paragraph" style:parent-style-name="Heading_20_2" style:master-page-name="">
      <style:paragraph-properties style:page-number="auto" fo:break-before="auto" fo:break-after="auto"/>
      <style:text-properties officeooo:paragraph-rsid="005e0702"/>
    </style:style>
    <style:style style:name="P74" style:family="paragraph" style:parent-style-name="Heading_20_3">
      <style:text-properties officeooo:rsid="004e1cbe" officeooo:paragraph-rsid="004e1cbe"/>
    </style:style>
    <style:style style:name="P75" style:family="paragraph" style:parent-style-name="Heading_20_3">
      <style:text-properties officeooo:paragraph-rsid="005e0702"/>
    </style:style>
    <style:style style:name="P76" style:family="paragraph" style:parent-style-name="Heading_20_3">
      <style:text-properties officeooo:paragraph-rsid="0062c995"/>
    </style:style>
    <style:style style:name="P77" style:family="paragraph" style:parent-style-name="Heading_20_3">
      <style:text-properties officeooo:rsid="0062c995" officeooo:paragraph-rsid="0062c995"/>
    </style:style>
    <style:style style:name="P78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81" style:family="paragraph" style:parent-style-name="Heading_20_4">
      <style:text-properties officeooo:rsid="004e1cbe" officeooo:paragraph-rsid="004e1cbe"/>
    </style:style>
    <style:style style:name="P82" style:family="paragraph" style:parent-style-name="Heading_20_4">
      <style:text-properties officeooo:paragraph-rsid="0062c995"/>
    </style:style>
    <style:style style:name="P83" style:family="paragraph" style:parent-style-name="Preformatted_20_Text" style:list-style-name="L20">
      <style:text-properties fo:language="fr" fo:country="FR" officeooo:paragraph-rsid="00604b1b"/>
    </style:style>
    <style:style style:name="P84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4cff04" style:font-weight-asian="bold" style:font-weight-complex="bold"/>
    </style:style>
    <style:style style:name="T9" style:family="text">
      <style:text-properties fo:font-weight="bold" officeooo:rsid="00564c62" style:font-weight-asian="bold" style:font-weight-complex="bold"/>
    </style:style>
    <style:style style:name="T10" style:family="text">
      <style:text-properties fo:font-weight="bold" officeooo:rsid="005e0702" style:font-weight-asian="bold" style:font-weight-complex="bold"/>
    </style:style>
    <style:style style:name="T11" style:family="text">
      <style:text-properties fo:font-weight="bold" officeooo:rsid="005e4d22" style:font-weight-asian="bold" style:font-weight-complex="bold"/>
    </style:style>
    <style:style style:name="T12" style:family="text">
      <style:text-properties officeooo:rsid="00103c23"/>
    </style:style>
    <style:style style:name="T13" style:family="text">
      <style:text-properties officeooo:rsid="004b8f2c"/>
    </style:style>
    <style:style style:name="T14" style:family="text">
      <style:text-properties officeooo:rsid="004cff04"/>
    </style:style>
    <style:style style:name="T15" style:family="text">
      <style:text-properties officeooo:rsid="00528e40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528e40" style:font-style-asian="normal" style:font-weight-asian="normal" style:font-style-complex="normal" style:font-weight-complex="normal"/>
    </style:style>
    <style:style style:name="T20" style:family="text">
      <style:text-properties officeooo:rsid="00564c62"/>
    </style:style>
    <style:style style:name="T21" style:family="text">
      <style:text-properties officeooo:rsid="00584bdd"/>
    </style:style>
    <style:style style:name="T22" style:family="text">
      <style:text-properties officeooo:rsid="005d43db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5e0702" style:font-weight-asian="normal" style:font-weight-complex="normal"/>
    </style:style>
    <style:style style:name="T26" style:family="text">
      <style:text-properties style:font-name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fo:font-style="italic" style:font-name-asian="Courier New" style:font-style-asian="italic" style:font-name-complex="Courier New" style:font-style-complex="italic"/>
    </style:style>
    <style:style style:name="T29" style:family="text">
      <style:text-properties officeooo:rsid="005e0702"/>
    </style:style>
    <style:style style:name="T30" style:family="text">
      <style:text-properties officeooo:rsid="00604b1b"/>
    </style:style>
    <style:style style:name="T31" style:family="text">
      <style:text-properties officeooo:rsid="006061b7"/>
    </style:style>
    <style:style style:name="T32" style:family="text">
      <style:text-properties officeooo:rsid="0062c995"/>
    </style:style>
    <style:style style:name="T33" style:family="text">
      <style:text-properties officeooo:rsid="0064ac5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{{Client}}</text:user-defined></text:p>
            <text:p text:style-name="P10"/>
            <text:p text:style-name="P10"><text:user-defined style:data-style-name="N0" text:name="Projet">{{Projet}}</text:user-defined></text:p>
            <text:p text:style-name="P8"/>
            <text:p text:style-name="P9"><text:title>Dossier de conception technique</text:title></text:p>
            <text:p text:style-name="P8"/>
            <text:p text:style-name="P8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{{Auteur}}</text:user-defined></text:p>
            <text:p text:style-name="P11"><text:user-defined style:data-style-name="N0" text:name="Auteur_Role">{{Auteur_Role}}</text:user-defined></text:p>
          </table:table-cell>
        </table:table-row>
      </table:table>
      <text:p text:style-name="P14">A Faire :</text:p>
      <text:list xml:id="list7765756845519842972" text:style-name="L1">
        <text:list-item>
          <text:p text:style-name="P35">Remplacer manuellement les valeurs entre &lt;&gt;</text:p>
        </text:list-item>
        <text:list-item>
          <text:p text:style-name="P35">Les valeurs entre {{}} sont à renseigner dans les propriétés du document</text:p>
        </text:list-item>
      </text:list>
      <text:p text:style-name="P13"/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8">1 -Versions<text:tab/>3</text:p>
          <text:p text:style-name="P78">2 -Introduction<text:tab/>4</text:p>
          <text:p text:style-name="P80">2.1 -Objet du document<text:tab/>4</text:p>
          <text:p text:style-name="P80">2.2 -Références<text:tab/>4</text:p>
          <text:p text:style-name="P78">3 -Architecture Technique<text:tab/>5</text:p>
          <text:p text:style-name="P80">3.1 -Composants généraux<text:tab/>5</text:p>
          <text:p text:style-name="P79">3.1.1 -Package A<text:tab/>5</text:p>
          <text:p text:style-name="P84">3.1.1.1 -Composant X<text:tab/>5</text:p>
          <text:p text:style-name="P84">3.1.1.2 -Composant Y<text:tab/>5</text:p>
          <text:p text:style-name="P79">3.1.2 -Package B<text:tab/>5</text:p>
          <text:p text:style-name="P84">3.1.2.1 -Composant Z<text:tab/>5</text:p>
          <text:p text:style-name="P80">3.2 -Application Web<text:tab/>5</text:p>
          <text:p text:style-name="P79">3.2.1 -Composants X<text:tab/>5</text:p>
          <text:p text:style-name="P79">3.2.2 -Composants Y et Z<text:tab/>5</text:p>
          <text:p text:style-name="P80">3.3 -Application XXX...<text:tab/>5</text:p>
          <text:p text:style-name="P78">4 -Architecture de Déploiement<text:tab/>6</text:p>
          <text:p text:style-name="P80">4.1 -Serveur de Base de données<text:tab/>6</text:p>
          <text:p text:style-name="P80">4.2 -Serveur XXX<text:tab/>6</text:p>
          <text:p text:style-name="P78">5 -Architecture logicielle<text:tab/>7</text:p>
          <text:p text:style-name="P80">5.1 -Principes généraux<text:tab/>7</text:p>
          <text:p text:style-name="P79">5.1.1 -Les couches<text:tab/>7</text:p>
          <text:p text:style-name="P79">5.1.2 -Les modules<text:tab/>7</text:p>
          <text:p text:style-name="P79">5.1.3 -Structure des sources<text:tab/>7</text:p>
          <text:p text:style-name="P80">5.2 -Application Web<text:tab/>8</text:p>
          <text:p text:style-name="P80">5.3 -Application Xxx<text:tab/>8</text:p>
          <text:p text:style-name="P78">6 -Points particuliers<text:tab/>9</text:p>
          <text:p text:style-name="P80">6.1 -Gestion des logs<text:tab/>9</text:p>
          <text:p text:style-name="P80">6.2 -Fichiers de configuration<text:tab/>9</text:p>
          <text:p text:style-name="P79">6.2.1 -Application web<text:tab/>9</text:p>
          <text:p text:style-name="P84">6.2.1.1 -Datasources<text:tab/>9</text:p>
          <text:p text:style-name="P84">6.2.1.2 -Fichier xxx.yyy<text:tab/>9</text:p>
          <text:p text:style-name="P79">6.2.2 -Application Xxx<text:tab/>9</text:p>
          <text:p text:style-name="P80">6.3 -Ressources<text:tab/>9</text:p>
          <text:p text:style-name="P80">6.4 -Environnement de développement<text:tab/>9</text:p>
          <text:p text:style-name="P80">6.5 -Procédure de packaging / livraison<text:tab/>9</text:p>
          <text:p text:style-name="P80">6.6 -XXX<text:tab/>9</text:p>
          <text:p text:style-name="P78">7 -Glossaire<text:tab/>10</text:p>
        </text:index-body>
      </text:table-of-content>
      <text:p text:style-name="P31"/>
      <text:p text:style-name="P31"/>
      <text:h text:style-name="P66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4">Auteur</text:p>
          </table:table-cell>
          <table:table-cell table:style-name="Tableau7.A1" office:value-type="string">
            <text:p text:style-name="P3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34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32"/>
      <text:p text:style-name="P30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3">dossier de conception technique </text:span>de l'application <text:span text:style-name="T12">XXX…</text:span></text:p>
      <text:p text:style-name="P36">Objectif du document…</text:p>
      <text:p text:style-name="P38">Les éléments du présents dossiers découlent :</text:p>
      <text:list xml:id="list1767459714942936755" text:style-name="L9">
        <text:list-item>
          <text:p text:style-name="P37">de …</text:p>
        </text:list-item>
        <text:list-item>
          <text:p text:style-name="P37">...</text:p>
        </text:list-item>
      </text:list>
      <text:h text:style-name="P67" text:outline-level="2">Références</text:h>
      <text:p text:style-name="P40">Pour de plus amples informations, se référer <text:span text:style-name="T14">également aux éléments suivants</text:span>:</text:p>
      <text:list xml:id="list7092660501417742283" text:style-name="L10">
        <text:list-item>
          <text:p text:style-name="P39"><text:span text:style-name="T6">D</text:span><text:span text:style-name="T8">CF</text:span><text:span text:style-name="T6"> - </text:span><text:span text:style-name="T7">Xxx</text:span> : Dossier de <text:span text:style-name="T12">conception</text:span> <text:span text:style-name="T14">fonctionnelle</text:span> de l'application</text:p>
        </text:list-item>
        <text:list-item>
          <text:p text:style-name="P39">…</text:p>
        </text:list-item>
      </text:list>
      <text:h text:style-name="P62" text:outline-level="1">Architecture Technique</text:h>
      <text:h text:style-name="P68" text:outline-level="2">Composants généraux</text:h>
      <text:h text:style-name="P74" text:outline-level="3">Package A</text:h>
      <text:h text:style-name="P81" text:outline-level="4">Composant X</text:h>
      <text:p text:style-name="P47">Description et rôle/objectif...</text:p>
      <text:h text:style-name="Heading_20_4" text:outline-level="4">Composant Y</text:h>
      <text:h text:style-name="Heading_20_3" text:outline-level="3">Package B</text:h>
      <text:h text:style-name="Heading_20_4" text:outline-level="4">Composant Z</text:h>
      <text:p text:style-name="P41"/>
      <text:h text:style-name="Heading_20_2" text:outline-level="2">Application Web</text:h>
      <text:p text:style-name="P45"><text:span text:style-name="T15">La pile logicielle </text:span>est la suivante :</text:p>
      <text:list xml:id="list1788273264013392086" text:style-name="L11">
        <text:list-item>
          <text:p text:style-name="P61">Application <text:span text:style-name="T6">J2EE</text:span> (JDK version 1.<text:span text:style-name="T15">8</text:span>) / <text:span text:style-name="T9">PHP</text:span><text:span text:style-name="T20"> (version) / </text:span><text:span text:style-name="T9">Python</text:span><text:span text:style-name="T20">… </text:span></text:p>
        </text:list-item>
        <text:list-item>
          <text:p text:style-name="P58">Serveur d'application <text:span text:style-name="T17">JOnAS 5.2.4 / ...</text:span></text:p>
        </text:list-item>
      </text:list>
      <text:p text:style-name="P59"><text:span text:style-name="T19"/></text:p>
      <text:p text:style-name="P46"><text:span text:style-name="T15">Diagramme UML de Composants</text:span></text:p>
      <text:h text:style-name="Heading_20_3" text:outline-level="3">Composants X</text:h>
      <text:p text:style-name="P47">Description et rôle/objectif...</text:p>
      <text:h text:style-name="Heading_20_3" text:outline-level="3">Composants Y et Z</text:h>
      <text:p text:style-name="Text_20_body"/>
      <text:h text:style-name="P69" text:outline-level="2">Application XXX...</text:h>
      <text:p text:style-name="P48"/>
      <text:h text:style-name="P64" text:outline-level="1">Architecture de Déploiement</text:h>
      <text:p text:style-name="P49">Diagramme UML de déploiement</text:p>
      <text:p text:style-name="P50">Explication / commentaires si nécessaires...</text:p>
      <text:h text:style-name="Heading_20_2" text:outline-level="2">Serveur de Ba<text:span text:style-name="T21">se de données</text:span></text:h>
      <text:p text:style-name="P50">Description</text:p>
      <text:p text:style-name="P51"><text:span text:style-name="T21">Caractéristiques techniques (ex: Serveur Linux Debian Jessie + PostgreSQL 9.6…)</text:span></text:p>
      <text:p text:style-name="P52">Informations importantes / points particuliers</text:p>
      <text:h text:style-name="Heading_20_2" text:outline-level="2">Serveur <text:span text:style-name="T22">XXX</text:span></text:h>
      <text:p text:style-name="Text_20_body">...</text:p>
      <text:h text:style-name="P63" text:outline-level="1">Architecture logicielle</text:h>
      <text:h text:style-name="P70" text:outline-level="2">Principes généraux</text:h>
      <text:p text:style-name="P53">Les sources et versions du projet sont gérées par <text:span text:style-name="T10">Git</text:span><text:span text:style-name="T25">, </text:span><text:span text:style-name="T24">les</text:span> dépendances <text:span text:style-name="T29">et le packaging</text:span> par <text:span text:style-name="T10">Apache M</text:span><text:span text:style-name="T6">aven / </text:span><text:span text:style-name="T11">Grunt / ...</text:span>.</text:p>
      <text:p text:style-name="P53">...</text:p>
      <text:h text:style-name="P75" text:outline-level="3">Les couches</text:h>
      <text:p text:style-name="P54">L'architecture applicative est la suivante :</text:p>
      <text:list xml:id="list558988810002683948" text:style-name="L12">
        <text:list-item>
          <text:p text:style-name="P60"><text:span text:style-name="T16">une</text:span><text:span text:style-name="T23"> </text:span><text:span text:style-name="T18">couche</text:span><text:span text:style-name="T17"> business</text:span> : responsable de la logique métier du composant</text:p>
        </text:list-item>
        <text:list-item>
          <text:p text:style-name="P60"><text:span text:style-name="T16">une</text:span><text:span text:style-name="T23"> </text:span><text:span text:style-name="T18">couche</text:span><text:span text:style-name="T17"> model</text:span> : implémentation du modèle des objets métiers</text:p>
        </text:list-item>
        <text:list-item>
          <text:p text:style-name="P60">…</text:p>
          <text:list>
            <text:list-item>
              <text:p text:style-name="P60">…</text:p>
            </text:list-item>
          </text:list>
        </text:list-item>
        <text:list-item>
          <text:p text:style-name="P60">...</text:p>
        </text:list-item>
      </text:list>
      <text:h text:style-name="P75" text:outline-level="3">Les modules</text:h>
      <text:p text:style-name="P42">Ex: modules Maven dans le cas d’application multi-module...</text:p>
      <text:h text:style-name="P75" text:outline-level="3">Structure des sources</text:h>
      <text:p text:style-name="P44">La structuration des répertoires du projet suit la logique suivante :</text:p>
      <text:list xml:id="list2525597176863326053" text:style-name="L20">
        <text:list-item>
          <text:p text:style-name="P43">les répertoires sources sont crées de façon à respecter la philosophie Maven (à savoir : « convention plutôt que configuration »)</text:p>
          <text:p text:style-name="P83"><text:span text:style-name="T30">racine</text:span><text:line-break/> <text:span text:style-name="T27">├─</text:span> <text:span text:style-name="T23">pom.xml</text:span><text:line-break/> <text:span text:style-name="T27">├─</text:span> &lt;moduleX&gt;<text:line-break/> <text:span text:style-name="T27">│ <text:s text:c="2"/>├─ </text:span><text:span text:style-name="T28">pom.xml</text:span><text:span text:style-name="T27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ources</text:span><text:line-break/> ├─ &lt;moduleY&gt;<text:line-break/> <text:span text:style-name="T27">│ <text:s text:c="2"/>├─ </text:span><text:span text:style-name="T28">pom.xml</text:span><text:span text:style-name="T27"><text:line-break/> │ <text:s text:c="2"/>└─ src<text:line-break/> │ <text:s text:c="6"/>├─ main<text:line-break/> │ <text:s text:c="6"/>│ <text:s text:c="2"/>├─ java<text:line-break/> │ <text:s text:c="6"/>│ <text:s text:c="2"/>└─ resources<text:line-break/> │ <text:s text:c="6"/>└─ test<text:line-break/> │ <text:s text:c="10"/>├─ java<text:line-break/> │ <text:s text:c="10"/>└─ ressources<text:line-break/> └─ src<text:line-break/></text:span><text:soft-page-break/><text:span text:style-name="T27"> <text:s text:c="4"/>└─ lib<text:line-break/></text:span></text:p>
        </text:list-item>
        <text:list-item>
          <text:p text:style-name="P43"><text:span text:style-name="T26">...</text:span></text:p>
        </text:list-item>
      </text:list>
      <text:p text:style-name="P44"/>
      <text:p text:style-name="P44"/>
      <text:h text:style-name="P73" text:outline-level="2">Application W<text:span text:style-name="T31">eb</text:span></text:h>
      <text:p text:style-name="P53">…</text:p>
      <text:p text:style-name="P55">Si besoin, diagramme UML de composants pour monter les différents modules et leur inter-dépendances</text:p>
      <text:h text:style-name="P71" text:outline-level="2">Application Xxx</text:h>
      <text:p text:style-name="P44">…</text:p>
      <text:h text:style-name="P65" text:outline-level="1">Points particuliers</text:h>
      <text:h text:style-name="P72" text:outline-level="2">Gestion des logs</text:h>
      <text:p text:style-name="P56">…</text:p>
      <text:h text:style-name="P72" text:outline-level="2"><text:bookmark-start text:name="__RefHeading__7193_1280642937"/>Fichiers de configuration<text:bookmark-end text:name="__RefHeading__7193_1280642937"/></text:h>
      <text:h text:style-name="P76" text:outline-level="3">Application web</text:h>
      <text:p text:style-name="Text_20_body">...</text:p>
      <text:h text:style-name="P82" text:outline-level="4">Datasources</text:h>
      <text:p text:style-name="Text_20_body">...</text:p>
      <text:h text:style-name="P82" text:outline-level="4">Fichier <text:span text:style-name="T32">xxx.yyy</text:span></text:h>
      <text:p text:style-name="Standard">...</text:p>
      <text:h text:style-name="P77" text:outline-level="3">Application Xxx</text:h>
      <text:p text:style-name="Text_20_body">...</text:p>
      <text:h text:style-name="P72" text:outline-level="2">Ressources</text:h>
      <text:p text:style-name="P56">...</text:p>
      <text:h text:style-name="Heading_20_2" text:outline-level="2">Environnement de développement</text:h>
      <text:p text:style-name="Text_20_body"/>
      <text:h text:style-name="Heading_20_2" text:outline-level="2"><text:span text:style-name="T33">Procédure de packaging / livraison</text:span></text:h>
      <text:p text:style-name="Text_20_body"/>
      <text:h text:style-name="Heading_20_2" text:outline-level="2">XXX</text:h>
      <text:p text:style-name="Text_20_body">…</text:p>
      <text:p text:style-name="P57"/>
      <text:p text:style-name="P57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/>
          </table:table-cell>
          <table:table-cell table:style-name="Tableau1.B1" office:value-type="string">
            <text:p text:style-name="P24"/>
          </table:table-cell>
        </table:table-row>
        <table:table-row>
          <table:table-cell table:style-name="Tableau1.A2" office:value-type="string">
            <text:p text:style-name="P23"/>
          </table:table-cell>
          <table:table-cell table:style-name="Tableau1.B2" office:value-type="string">
            <text:p text:style-name="P24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2" svg:font-family="'Droid Sans'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{{Entreprise}}</text:user-defined></text:p>
            </table:table-cell>
            <table:table-cell table:style-name="Tableau6.B1" office:value-type="string">
              <text:p text:style-name="MP2"><text:user-defined style:data-style-name="N0" text:name="Client">{{Client}}</text:user-defined></text:p>
              <text:p text:style-name="MP3"><text:user-defined style:data-style-name="N0" text:name="Projet">{{Projet}}</text:user-defined>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user-defined style:data-style-name="N0" text:name="Version">{{Version}}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0</text:page-number> 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&lt;LogoClient&gt;</text:p>
            </table:table-cell>
            <table:table-cell table:style-name="Tableau4.A1" office:value-type="string">
              <text:p text:style-name="MP8"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0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2.5.1$Linux_X86_64 LibreOffice_project/20m0$Build-1</meta:generator>
    <dc:title>Dossier de conception technique</dc:title>
    <meta:document-statistic meta:table-count="7" meta:image-count="0" meta:object-count="0" meta:page-count="10" meta:paragraph-count="155" meta:word-count="718" meta:character-count="4183" meta:non-whitespace-character-count="3537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